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alue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JXPathBinding.getUpdate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Value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ValueJXPathBinding.getMultiValu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ValueJXPathBinding.MultiValueJXPathBinding( JXPathBindingBuilderBase . CommonAttributes commonAtts , String multiValueId , String multiValuePath , String rowPath , JXPathBindingBase [ ] updateBindings , Convertor convertor , Locale convertor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ValueJXPathBinding.get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ValueJXPathBinding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ValueJXPathBinding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ValueJXPathBinding.getRow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ValueJXPathBinding.doLoad( Widget frmModel , JXPathContext jct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ultiValueJXPathBinding.doSave( Widget frmModel , JXPathContext jct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